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133.2pt"/>
    </style:style>
    <style:style style:name="co4" style:family="table-column">
      <style:table-column-properties fo:break-before="auto" style:column-width="75.34pt"/>
    </style:style>
    <style:style style:name="co5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umor</text:p>
          </table:table-cell>
          <table:table-cell table:style-name="ce1" office:value-type="string" calcext:value-type="string">
            <text:p>Subtext</text:p>
          </table:table-cell>
          <table:table-cell table:style-name="ce1" office:value-type="string" calcext:value-type="string">
            <text:p>At Night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Item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7" office:value-type="string" calcext:value-type="string">
            <text:p>Count - NPC</text:p>
          </table:table-cell>
        </table:table-row>
        <table:table-row table:style-name="ro1">
          <table:table-cell office:value-type="string" calcext:value-type="string">
            <text:p>Kobol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inkets, jewelry, and gold go missing from townsfolk each night</text:p>
          </table:table-cell>
          <table:table-cell office:value-type="string" calcext:value-type="string">
            <text:p>Stealing on behalf of DRAGON</text:p>
          </table:table-cell>
          <table:table-cell office:value-type="string" calcext:value-type="string">
            <text:p>Town sacked every day. Town Watch is incompetent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Ale</text:p>
          </table:table-cell>
          <table:table-cell/>
          <table:table-cell table:style-name="ce4" office:value-type="string" calcext:value-type="string">
            <text:p>Forest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remaster</text:p>
          </table:table-cell>
          <table:table-cell office:value-type="string" calcext:value-type="string">
            <text:p>Glasses</text:p>
          </table:table-cell>
          <table:table-cell/>
          <table:table-cell table:style-name="ce5" office:value-type="string" calcext:value-type="string">
            <text:p>Highway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rchant</text:p>
          </table:table-cell>
          <table:table-cell office:value-type="string" calcext:value-type="string">
            <text:p>Gold</text:p>
          </table:table-cell>
          <table:table-cell/>
          <table:table-cell table:style-name="ce5" office:value-type="string" calcext:value-type="string">
            <text:p>Mountain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ief</text:p>
          </table:table-cell>
          <table:table-cell office:value-type="string" calcext:value-type="string">
            <text:p>Thieves’ Kit</text:p>
          </table:table-cell>
          <table:table-cell/>
          <table:table-cell table:style-name="ce5" office:value-type="string" calcext:value-type="string">
            <text:p>Town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wn Watch</text:p>
          </table:table-cell>
          <table:table-cell office:value-type="string" calcext:value-type="string">
            <text:p>Torch</text:p>
          </table:table-cell>
          <table:table-cell/>
          <table:table-cell table:style-name="ce5" office:value-type="string" calcext:value-type="string">
            <text:p>Water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t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People go missing. Strange lights seen in the woods</text:p>
          </table:table-cell>
          <table:table-cell office:value-type="string" calcext:value-type="string">
            <text:p>Human sacrifices provide DRAGON with lifeblood</text:p>
          </table:table-cell>
          <table:table-cell office:value-type="string" calcext:value-type="string">
            <text:p>Refugees from forest pour into the town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Mask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1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leric</text:p>
          </table:table-cell>
          <table:table-cell office:value-type="string" calcext:value-type="string">
            <text:p>Holy Wa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ultist</text:p>
          </table:table-cell>
          <table:table-cell office:value-type="string" calcext:value-type="string">
            <text:p>Ro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Roads are empty. Caravans haven’t entered in days. No one leaves</text:p>
          </table:table-cell>
          <table:table-cell office:value-type="string" calcext:value-type="string">
            <text:p>DRAGON seen on roads, eating caravans</text:p>
          </table:table-cell>
          <table:table-cell office:value-type="string" calcext:value-type="string">
            <text:p>No caravans arrive or leave. Too dangerous. Economy is dying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Lut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rcenary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runk</text:p>
          </table:table-cell>
          <table:table-cell office:value-type="string" calcext:value-type="string">
            <text:p>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ains</text:p>
          </table:table-cell>
          <table:table-cell office:value-type="string" calcext:value-type="string">
            <text:p>Dragon is angered. Will destroy town</text:p>
          </table:table-cell>
          <table:table-cell office:value-type="string" calcext:value-type="string">
            <text:p>DRAGON!</text:p>
          </table:table-cell>
          <table:table-cell office:value-type="string" calcext:value-type="string">
            <text:p>Buildings burn. Villagers die.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Ten Foot Po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ecromancer</text:p>
          </table:table-cell>
          <table:table-cell office:value-type="string" calcext:value-type="string">
            <text:p>Voodoo Dol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izard</text:p>
          </table:table-cell>
          <table:table-cell office:value-type="string" calcext:value-type="string">
            <text:p>W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l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ads and waterways are safe to travel. A boat arrives</text:p>
          </table:table-cell>
          <table:table-cell office:value-type="string" calcext:value-type="string">
            <text:p>No more dragon attacks</text:p>
          </table:table-cell>
          <table:table-cell/>
          <table:table-cell office:value-type="string" calcext:value-type="string">
            <text:p>Foreigner</text:p>
          </table:table-cell>
          <table:table-cell office:value-type="string" calcext:value-type="string">
            <text:p>Glasswar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Hor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rincess</text:p>
          </table:table-cell>
          <table:table-cell office:value-type="string" calcext:value-type="string">
            <text:p>Ros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muggler</text:p>
          </table:table-cell>
          <table:table-cell office:value-type="string" calcext:value-type="string">
            <text:p>Ship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ext up...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Until we introduce all of the characters, we need to progress scenarios in a logical order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aravan scenario: introduce sherlock kobold. Traitor to dragon. Tracks dragon hideout</text:p>
          </table:table-cell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20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heet1.J2:Sheet1.K8" table:buttons="Sheet1.J2" table:show-filter-button="false" table:drill-down-on-double-click="false">
          <table:source-cell-range table:cell-range-address="Sheet1.C2:Sheet1.G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Forest" table:display="true" table:show-details="true"/>
                <table:data-pilot-member table:name="Highway" table:display="true" table:show-details="true"/>
                <table:data-pilot-member table:name="Mountains" table:display="true" table:show-details="true"/>
                <table:data-pilot-member table:name="Town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aravan Guard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Lawmaster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8:39:16.4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08-30T08:39:39.877000000</dc:date>
    <meta:editing-duration>PT4H9M36S</meta:editing-duration>
    <meta:editing-cycles>24</meta:editing-cycles>
    <meta:generator>LibreOffice/5.1.3.2$Windows_X86_64 LibreOffice_project/644e4637d1d8544fd9f56425bd6cec110e49301b</meta:generator>
    <meta:document-statistic meta:table-count="1" meta:cell-count="90" meta:object-count="0"/>
  </office:meta>
</office:document-meta>
</file>